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 style:master-page-name="Standard">
      <style:paragraph-properties fo:margin-top="0.25in" fo:margin-bottom="0.0835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ozhyhox4jghu"/>Algorithm to calculate the square of the given number</text:p>
      <text:p text:style-name="P1"/>
      <text:p text:style-name="P1">Step-1: Start</text:p>
      <text:p text:style-name="P1">Step-2: Take a variable a</text:p>
      <text:p text:style-name="P1">Step-3: Take a call function square(2)</text:p>
      <text:p text:style-name="P1">Step-4: Address it square(a)</text:p>
      <text:p text:style-name="P1">Step-5: Then compute square= a*a</text:p>
      <text:p text:style-name="P1">Step-6: print square value</text:p>
      <text:p text:style-name="P1">Step-7: Sto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37" meta:character-count="227" meta:non-whitespace-character-count="198"/>
    <meta:generator>LibreOfficeDev/5.1.0.3$Linux_X86_64 LibreOffice_project/</meta:generator>
  </office:meta>
</office:document-meta>
</file>